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language="pl" fo:country="PL" officeooo:paragraph-rsid="0002dfbe"/>
    </style:style>
    <style:style style:name="P2" style:family="paragraph" style:parent-style-name="Text_20_body">
      <style:paragraph-properties fo:text-align="justify" style:justify-single-word="false"/>
      <style:text-properties fo:language="pl" fo:country="PL" officeooo:paragraph-rsid="00735eae"/>
    </style:style>
    <style:style style:name="P3" style:family="paragraph" style:parent-style-name="Text_20_body">
      <style:paragraph-properties fo:text-align="justify" style:justify-single-word="false"/>
      <style:text-properties fo:language="pl" fo:country="PL" officeooo:paragraph-rsid="006825dc"/>
    </style:style>
    <style:style style:name="P4" style:family="paragraph" style:parent-style-name="Text_20_body">
      <style:paragraph-properties fo:text-align="justify" style:justify-single-word="false"/>
      <style:text-properties fo:language="pl" fo:country="PL" officeooo:paragraph-rsid="007366ab"/>
    </style:style>
    <style:style style:name="P5" style:family="paragraph" style:parent-style-name="Text_20_body">
      <style:paragraph-properties fo:text-align="justify" style:justify-single-word="false"/>
      <style:text-properties fo:language="pl" fo:country="PL"/>
    </style:style>
    <style:style style:name="P6" style:family="paragraph" style:parent-style-name="Text_20_body">
      <style:paragraph-properties fo:text-align="justify" style:justify-single-word="false"/>
      <style:text-properties fo:language="pl" fo:country="PL" officeooo:paragraph-rsid="00839ca7"/>
    </style:style>
    <style:style style:name="P7" style:family="paragraph" style:parent-style-name="Text_20_body">
      <style:paragraph-properties fo:text-align="justify" style:justify-single-word="false"/>
      <style:text-properties fo:language="pl" fo:country="PL" officeooo:paragraph-rsid="0070b802"/>
    </style:style>
    <style:style style:name="P8" style:family="paragraph" style:parent-style-name="Text_20_body">
      <style:paragraph-properties fo:text-align="justify" style:justify-single-word="false"/>
      <style:text-properties fo:language="pl" fo:country="PL" officeooo:paragraph-rsid="00733c83"/>
    </style:style>
    <style:style style:name="P9" style:family="paragraph" style:parent-style-name="Text_20_body">
      <style:paragraph-properties fo:text-align="justify" style:justify-single-word="false"/>
      <style:text-properties fo:language="pl" fo:country="PL" officeooo:paragraph-rsid="007fa26e"/>
    </style:style>
    <style:style style:name="P10" style:family="paragraph" style:parent-style-name="Text_20_body">
      <style:paragraph-properties fo:text-align="justify" style:justify-single-word="false"/>
      <style:text-properties fo:language="pl" fo:country="PL" officeooo:paragraph-rsid="008021b2"/>
    </style:style>
    <style:style style:name="P11" style:family="paragraph" style:parent-style-name="Text_20_body">
      <style:paragraph-properties fo:text-align="justify" style:justify-single-word="false"/>
      <style:text-properties fo:language="pl" fo:country="PL" officeooo:paragraph-rsid="0081319f"/>
    </style:style>
    <style:style style:name="P12" style:family="paragraph" style:parent-style-name="Text_20_body">
      <style:paragraph-properties fo:text-align="justify" style:justify-single-word="false"/>
      <style:text-properties fo:language="pl" fo:country="PL" officeooo:paragraph-rsid="00820eb1"/>
    </style:style>
    <style:style style:name="P13" style:family="paragraph" style:parent-style-name="Text_20_body">
      <style:paragraph-properties fo:text-align="justify" style:justify-single-word="false"/>
      <style:text-properties fo:language="pl" fo:country="PL" officeooo:paragraph-rsid="00ac9de8"/>
    </style:style>
    <style:style style:name="P14" style:family="paragraph" style:parent-style-name="Standard">
      <style:paragraph-properties fo:text-align="justify" style:justify-single-word="false"/>
      <style:text-properties fo:language="pl" fo:country="PL" officeooo:rsid="0017a1df" officeooo:paragraph-rsid="0017a1df"/>
    </style:style>
    <style:style style:name="P15" style:family="paragraph" style:parent-style-name="Standard">
      <style:paragraph-properties fo:text-align="justify" style:justify-single-word="false"/>
      <style:text-properties fo:language="pl" fo:country="PL" officeooo:rsid="0024d9ea" officeooo:paragraph-rsid="0024d9ea"/>
    </style:style>
    <style:style style:name="P16" style:family="paragraph" style:parent-style-name="Text_20_body">
      <style:paragraph-properties fo:text-align="justify" style:justify-single-word="false"/>
      <style:text-properties fo:language="pl" fo:country="PL" officeooo:rsid="0024d9ea" officeooo:paragraph-rsid="0024d9ea"/>
    </style:style>
    <style:style style:name="P17" style:family="paragraph" style:parent-style-name="Text_20_body">
      <style:paragraph-properties fo:text-align="justify" style:justify-single-word="false"/>
      <style:text-properties fo:language="pl" fo:country="PL" officeooo:rsid="00390a81" officeooo:paragraph-rsid="00390a81"/>
    </style:style>
    <style:style style:name="P18" style:family="paragraph" style:parent-style-name="Text_20_body">
      <style:paragraph-properties fo:text-align="justify" style:justify-single-word="false"/>
      <style:text-properties fo:language="pl" fo:country="PL" officeooo:rsid="00564f88" officeooo:paragraph-rsid="00564f88"/>
    </style:style>
    <style:style style:name="P19" style:family="paragraph" style:parent-style-name="Text_20_body">
      <style:paragraph-properties fo:text-align="justify" style:justify-single-word="false"/>
      <style:text-properties fo:language="pl" fo:country="PL" officeooo:rsid="006825dc" officeooo:paragraph-rsid="006825dc"/>
    </style:style>
    <style:style style:name="P20" style:family="paragraph" style:parent-style-name="Text_20_body">
      <style:paragraph-properties fo:text-align="justify" style:justify-single-word="false"/>
      <style:text-properties fo:language="pl" fo:country="PL" officeooo:rsid="007366ab" officeooo:paragraph-rsid="007366ab"/>
    </style:style>
    <style:style style:name="P21" style:family="paragraph" style:parent-style-name="Text_20_body">
      <style:paragraph-properties fo:text-align="justify" style:justify-single-word="false"/>
      <style:text-properties fo:language="pl" fo:country="PL" officeooo:rsid="007a9301" officeooo:paragraph-rsid="007a9301"/>
    </style:style>
    <style:style style:name="P22" style:family="paragraph" style:parent-style-name="Text_20_body">
      <style:paragraph-properties fo:text-align="justify" style:justify-single-word="false"/>
      <style:text-properties fo:language="pl" fo:country="PL" officeooo:rsid="008a86b3" officeooo:paragraph-rsid="008a86b3"/>
    </style:style>
    <style:style style:name="P23" style:family="paragraph" style:parent-style-name="Text_20_body">
      <style:paragraph-properties fo:text-align="justify" style:justify-single-word="false"/>
      <style:text-properties fo:language="pl" fo:country="PL" officeooo:rsid="008b5425" officeooo:paragraph-rsid="008b5425"/>
    </style:style>
    <style:style style:name="P24" style:family="paragraph" style:parent-style-name="Text_20_body">
      <style:paragraph-properties fo:text-align="justify" style:justify-single-word="false"/>
      <style:text-properties fo:language="pl" fo:country="PL" officeooo:rsid="008766f2" officeooo:paragraph-rsid="008766f2"/>
    </style:style>
    <style:style style:name="P25" style:family="paragraph" style:parent-style-name="Text_20_body">
      <style:paragraph-properties fo:text-align="justify" style:justify-single-word="false"/>
      <style:text-properties fo:language="pl" fo:country="PL" officeooo:rsid="008dd76a" officeooo:paragraph-rsid="008dd76a"/>
    </style:style>
    <style:style style:name="P26" style:family="paragraph" style:parent-style-name="Text_20_body">
      <style:paragraph-properties fo:text-align="justify" style:justify-single-word="false"/>
      <style:text-properties fo:language="pl" fo:country="PL" officeooo:rsid="00a50a04" officeooo:paragraph-rsid="00a50a04"/>
    </style:style>
    <style:style style:name="P27" style:family="paragraph" style:parent-style-name="Text_20_body">
      <style:paragraph-properties fo:text-align="justify" style:justify-single-word="false"/>
      <style:text-properties fo:language="pl" fo:country="PL" officeooo:rsid="00b4cd40" officeooo:paragraph-rsid="00b4cd40"/>
    </style:style>
    <style:style style:name="P28" style:family="paragraph" style:parent-style-name="Standard">
      <style:paragraph-properties fo:text-align="justify" style:justify-single-word="false"/>
      <style:text-properties fo:language="pl" fo:country="PL" officeooo:rsid="00372169" officeooo:paragraph-rsid="00c6af71"/>
    </style:style>
    <style:style style:name="P29" style:family="paragraph" style:parent-style-name="Standard">
      <style:paragraph-properties fo:text-align="justify" style:justify-single-word="false"/>
      <style:text-properties fo:language="pl" fo:country="PL" officeooo:rsid="00372169" officeooo:paragraph-rsid="00dee878"/>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dee878"/>
    </style:style>
    <style:style style:name="P32" style:family="paragraph" style:parent-style-name="Heading_20_2">
      <style:paragraph-properties fo:text-align="justify" style:justify-single-word="false"/>
      <style:text-properties fo:language="pl" fo:country="PL"/>
    </style:style>
    <style:style style:name="P33" style:family="paragraph" style:parent-style-name="Heading_20_2">
      <style:paragraph-properties fo:text-align="justify" style:justify-single-word="false"/>
      <style:text-properties fo:language="pl" fo:country="PL" officeooo:paragraph-rsid="00e1b0bd"/>
    </style:style>
    <style:style style:name="P34" style:family="paragraph" style:parent-style-name="Heading_20_2">
      <style:paragraph-properties fo:text-align="justify" style:justify-single-word="false"/>
      <style:text-properties fo:language="pl" fo:country="PL" officeooo:rsid="0081319f" officeooo:paragraph-rsid="0081319f"/>
    </style:style>
    <style:style style:name="P35" style:family="paragraph" style:parent-style-name="Heading_20_2">
      <style:paragraph-properties fo:text-align="justify" style:justify-single-word="false"/>
      <style:text-properties fo:language="pl" fo:country="PL" officeooo:rsid="00820eb1" officeooo:paragraph-rsid="00820eb1"/>
    </style:style>
    <style:style style:name="P36" style:family="paragraph" style:parent-style-name="Heading_20_2">
      <style:paragraph-properties fo:text-align="justify" style:justify-single-word="false"/>
      <style:text-properties fo:language="pl" fo:country="PL" officeooo:rsid="00839ca7" officeooo:paragraph-rsid="00839ca7"/>
    </style:style>
    <style:style style:name="P37" style:family="paragraph" style:parent-style-name="Heading_20_2">
      <style:paragraph-properties fo:text-align="justify" style:justify-single-word="false"/>
      <style:text-properties fo:language="pl" fo:country="PL" officeooo:rsid="00372169"/>
    </style:style>
    <style:style style:name="P38" style:family="paragraph" style:parent-style-name="Heading_20_3">
      <style:paragraph-properties fo:text-align="justify" style:justify-single-word="false"/>
      <style:text-properties fo:language="pl" fo:country="PL" officeooo:rsid="008021b2" officeooo:paragraph-rsid="00ac9de8"/>
    </style:style>
    <style:style style:name="P39" style:family="paragraph" style:parent-style-name="Heading_20_3">
      <style:paragraph-properties fo:text-align="justify" style:justify-single-word="false"/>
      <style:text-properties fo:language="pl" fo:country="PL" officeooo:rsid="007fa26e" officeooo:paragraph-rsid="007fa26e"/>
    </style:style>
    <style:style style:name="P40" style:family="paragraph" style:parent-style-name="Heading_20_4">
      <style:paragraph-properties fo:text-align="justify" style:justify-single-word="false"/>
      <style:text-properties fo:language="pl" fo:country="PL"/>
    </style:style>
    <style:style style:name="P41" style:family="paragraph" style:parent-style-name="Heading_20_4">
      <style:paragraph-properties fo:text-align="justify" style:justify-single-word="false"/>
      <style:text-properties fo:language="pl" fo:country="PL" officeooo:rsid="0050ecbc" officeooo:paragraph-rsid="0050ecbc"/>
    </style:style>
    <style:style style:name="P42" style:family="paragraph" style:parent-style-name="Heading_20_4">
      <style:paragraph-properties fo:text-align="justify" style:justify-single-word="false"/>
      <style:text-properties fo:language="pl" fo:country="PL" officeooo:rsid="006825dc" officeooo:paragraph-rsid="006825dc"/>
    </style:style>
    <style:style style:name="P43" style:family="paragraph" style:parent-style-name="Heading_20_4">
      <style:paragraph-properties fo:text-align="justify" style:justify-single-word="false"/>
      <style:text-properties fo:language="pl" fo:country="PL" officeooo:rsid="007366ab" officeooo:paragraph-rsid="007366ab"/>
    </style:style>
    <style:style style:name="P44" style:family="paragraph" style:parent-style-name="Heading_20_4">
      <style:paragraph-properties fo:text-align="justify" style:justify-single-word="false"/>
      <style:text-properties fo:language="pl" fo:country="PL" officeooo:rsid="006f628f" officeooo:paragraph-rsid="006f628f"/>
    </style:style>
    <style:style style:name="P45" style:family="paragraph" style:parent-style-name="Heading_20_6">
      <style:paragraph-properties fo:text-align="justify" style:justify-single-word="false"/>
      <style:text-properties fo:language="pl" fo:country="PL" officeooo:rsid="0070b802" officeooo:paragraph-rsid="0070b802"/>
    </style:style>
    <style:style style:name="P46" style:family="paragraph" style:parent-style-name="Heading_20_6">
      <style:paragraph-properties fo:text-align="justify" style:justify-single-word="false"/>
      <style:text-properties fo:language="pl" fo:country="PL" officeooo:rsid="00733c83" officeooo:paragraph-rsid="00733c83"/>
    </style:style>
    <style:style style:name="P47" style:family="paragraph" style:parent-style-name="Heading_20_6">
      <style:paragraph-properties fo:text-align="justify" style:justify-single-word="false"/>
      <style:text-properties fo:language="pl" fo:country="PL" officeooo:rsid="00735eae" officeooo:paragraph-rsid="00735eae"/>
    </style:style>
    <style:style style:name="P48" style:family="paragraph" style:parent-style-name="Heading_20_6">
      <style:paragraph-properties fo:text-align="justify" style:justify-single-word="false"/>
      <style:text-properties fo:language="pl" fo:country="PL" officeooo:rsid="0079740a" officeooo:paragraph-rsid="0079740a"/>
    </style:style>
    <style:style style:name="P49" style:family="paragraph" style:parent-style-name="Heading_20_6">
      <style:paragraph-properties fo:text-align="justify" style:justify-single-word="false"/>
      <style:text-properties fo:language="pl" fo:country="PL" officeooo:rsid="007a9301" officeooo:paragraph-rsid="007a9301"/>
    </style:style>
    <style:style style:name="P50" style:family="paragraph" style:parent-style-name="Standard">
      <style:paragraph-properties fo:text-align="justify" style:justify-single-word="false"/>
      <style:text-properties fo:language="pl" fo:country="PL" officeooo:rsid="00372169" officeooo:paragraph-rsid="00e1b0bd"/>
    </style:style>
    <style:style style:name="P51" style:family="paragraph" style:parent-style-name="Standard">
      <style:paragraph-properties fo:text-align="justify" style:justify-single-word="false"/>
      <style:text-properties fo:language="pl" fo:country="PL" fo:font-weight="bold" officeooo:rsid="00e1b0bd" officeooo:paragraph-rsid="00e1b0bd" style:font-weight-asian="bold" style:font-weight-complex="bold"/>
    </style:style>
    <style:style style:name="P52" style:family="paragraph" style:parent-style-name="Text_20_body" style:list-style-name="L1">
      <style:paragraph-properties fo:text-align="justify" style:justify-single-word="false"/>
      <style:text-properties fo:language="pl" fo:country="PL" officeooo:rsid="00564f88" officeooo:paragraph-rsid="00564f88"/>
    </style:style>
    <style:style style:name="P53" style:family="paragraph" style:parent-style-name="Text_20_body">
      <style:paragraph-properties fo:text-align="justify" style:justify-single-word="false"/>
      <style:text-properties fo:language="pl" fo:country="PL" officeooo:rsid="0003c11b" officeooo:paragraph-rsid="00117464"/>
    </style:style>
    <style:style style:name="P54" style:family="paragraph" style:parent-style-name="Text_20_body" style:list-style-name="L2">
      <style:paragraph-properties fo:text-align="justify" style:justify-single-word="false"/>
    </style:style>
    <style:style style:name="P55" style:family="paragraph" style:parent-style-name="Text_20_body" style:list-style-name="L2">
      <style:paragraph-properties fo:text-align="justify" style:justify-single-word="false"/>
      <style:text-properties officeooo:paragraph-rsid="009feb1a"/>
    </style:style>
    <style:style style:name="P56" style:family="paragraph" style:parent-style-name="Text_20_body" style:list-style-name="L3">
      <style:paragraph-properties fo:margin-top="0in" fo:margin-bottom="0in" style:contextual-spacing="false" fo:text-align="justify" style:justify-single-word="false"/>
    </style:style>
    <style:style style:name="P57" style:family="paragraph" style:parent-style-name="Text_20_body" style:list-style-name="L3">
      <style:paragraph-properties fo:text-align="justify" style:justify-single-word="false"/>
    </style:style>
    <style:style style:name="P58" style:family="paragraph" style:parent-style-name="Text_20_body">
      <style:paragraph-properties fo:text-align="justify" style:justify-single-word="false"/>
      <style:text-properties officeooo:paragraph-rsid="00e1b0bd"/>
    </style:style>
    <style:style style:name="T1" style:family="text">
      <style:text-properties officeooo:rsid="0002dfbe"/>
    </style:style>
    <style:style style:name="T2" style:family="text">
      <style:text-properties officeooo:rsid="0003c11b"/>
    </style:style>
    <style:style style:name="T3" style:family="text">
      <style:text-properties fo:language="pl" fo:country="PL"/>
    </style:style>
    <style:style style:name="T4" style:family="text">
      <style:text-properties fo:language="pl" fo:country="PL" officeooo:rsid="00940b7c"/>
    </style:style>
    <style:style style:name="T5" style:family="text">
      <style:text-properties fo:language="pl" fo:country="PL" officeooo:rsid="00942601"/>
    </style:style>
    <style:style style:name="T6" style:family="text">
      <style:text-properties fo:language="pl" fo:country="PL" officeooo:rsid="009feb1a"/>
    </style:style>
    <style:style style:name="T7" style:family="text">
      <style:text-properties fo:language="pl" fo:country="PL" officeooo:rsid="00a8236d"/>
    </style:style>
    <style:style style:name="T8" style:family="text">
      <style:text-properties fo:language="pl" fo:country="PL" officeooo:rsid="00c017c2"/>
    </style:style>
    <style:style style:name="T9" style:family="text">
      <style:text-properties fo:language="pl" fo:country="PL" officeooo:rsid="00c1e2e8"/>
    </style:style>
    <style:style style:name="T10" style:family="text">
      <style:text-properties fo:language="pl" fo:country="PL" officeooo:rsid="00c38218"/>
    </style:style>
    <style:style style:name="T11" style:family="text">
      <style:text-properties fo:language="pl" fo:country="PL" officeooo:rsid="00cd044a"/>
    </style:style>
    <style:style style:name="T12" style:family="text">
      <style:text-properties fo:language="pl" fo:country="PL" officeooo:rsid="00d892c6"/>
    </style:style>
    <style:style style:name="T13" style:family="text">
      <style:text-properties fo:language="pl" fo:country="PL" officeooo:rsid="00c6af71"/>
    </style:style>
    <style:style style:name="T14" style:family="text">
      <style:text-properties fo:language="pl" fo:country="PL" officeooo:rsid="001be47d"/>
    </style:style>
    <style:style style:name="T15" style:family="text">
      <style:text-properties fo:language="pl" fo:country="PL" officeooo:rsid="006bb86c"/>
    </style:style>
    <style:style style:name="T16" style:family="text">
      <style:text-properties fo:language="pl" fo:country="PL" officeooo:rsid="00372169"/>
    </style:style>
    <style:style style:name="T17" style:family="text">
      <style:text-properties fo:language="pl" fo:country="PL" officeooo:rsid="00c7d9da"/>
    </style:style>
    <style:style style:name="T18" style:family="text">
      <style:text-properties fo:language="pl" fo:country="PL" officeooo:rsid="0038e098"/>
    </style:style>
    <style:style style:name="T19" style:family="text">
      <style:text-properties fo:language="pl" fo:country="PL" officeooo:rsid="00c88615"/>
    </style:style>
    <style:style style:name="T20" style:family="text">
      <style:text-properties officeooo:rsid="0017a3e5"/>
    </style:style>
    <style:style style:name="T21" style:family="text">
      <style:text-properties officeooo:rsid="001c434e"/>
    </style:style>
    <style:style style:name="T22" style:family="text">
      <style:text-properties officeooo:rsid="001e7cb2"/>
    </style:style>
    <style:style style:name="T23" style:family="text">
      <style:text-properties officeooo:rsid="001e8e11"/>
    </style:style>
    <style:style style:name="T24" style:family="text">
      <style:text-properties officeooo:rsid="00216692"/>
    </style:style>
    <style:style style:name="T25" style:family="text">
      <style:text-properties officeooo:rsid="002264c0"/>
    </style:style>
    <style:style style:name="T26" style:family="text">
      <style:text-properties officeooo:rsid="0022ecd9"/>
    </style:style>
    <style:style style:name="T27" style:family="text">
      <style:text-properties officeooo:rsid="00232dea"/>
    </style:style>
    <style:style style:name="T28" style:family="text">
      <style:text-properties officeooo:rsid="0025e686"/>
    </style:style>
    <style:style style:name="T29" style:family="text">
      <style:text-properties officeooo:rsid="002dd387"/>
    </style:style>
    <style:style style:name="T30" style:family="text">
      <style:text-properties officeooo:rsid="002eb6fe"/>
    </style:style>
    <style:style style:name="T31" style:family="text">
      <style:text-properties officeooo:rsid="0033b091"/>
    </style:style>
    <style:style style:name="T32" style:family="text">
      <style:text-properties officeooo:rsid="003aeb24"/>
    </style:style>
    <style:style style:name="T33" style:family="text">
      <style:text-properties officeooo:rsid="003c8b2c"/>
    </style:style>
    <style:style style:name="T34" style:family="text">
      <style:text-properties officeooo:rsid="003da0ae"/>
    </style:style>
    <style:style style:name="T35" style:family="text">
      <style:text-properties officeooo:rsid="0040556a"/>
    </style:style>
    <style:style style:name="T36" style:family="text">
      <style:text-properties officeooo:rsid="00414014"/>
    </style:style>
    <style:style style:name="T37" style:family="text">
      <style:text-properties officeooo:rsid="00429652"/>
    </style:style>
    <style:style style:name="T38" style:family="text">
      <style:text-properties officeooo:rsid="0042a96e"/>
    </style:style>
    <style:style style:name="T39" style:family="text">
      <style:text-properties officeooo:rsid="0042c376"/>
    </style:style>
    <style:style style:name="T40" style:family="text">
      <style:text-properties officeooo:rsid="0042cc2f"/>
    </style:style>
    <style:style style:name="T41" style:family="text">
      <style:text-properties officeooo:rsid="00430d09"/>
    </style:style>
    <style:style style:name="T42" style:family="text">
      <style:text-properties officeooo:rsid="0043a987"/>
    </style:style>
    <style:style style:name="T43" style:family="text">
      <style:text-properties officeooo:rsid="00444da2"/>
    </style:style>
    <style:style style:name="T44" style:family="text">
      <style:text-properties officeooo:rsid="0045946b"/>
    </style:style>
    <style:style style:name="T45" style:family="text">
      <style:text-properties officeooo:rsid="00474da7"/>
    </style:style>
    <style:style style:name="T46" style:family="text">
      <style:text-properties officeooo:rsid="004cb8d6"/>
    </style:style>
    <style:style style:name="T47" style:family="text">
      <style:text-properties officeooo:rsid="004da362"/>
    </style:style>
    <style:style style:name="T48" style:family="text">
      <style:text-properties officeooo:rsid="004de414"/>
    </style:style>
    <style:style style:name="T49" style:family="text">
      <style:text-properties officeooo:rsid="00531849"/>
    </style:style>
    <style:style style:name="T50" style:family="text">
      <style:text-properties officeooo:rsid="005680cb"/>
    </style:style>
    <style:style style:name="T51" style:family="text">
      <style:text-properties officeooo:rsid="0058789c"/>
    </style:style>
    <style:style style:name="T52" style:family="text">
      <style:text-properties officeooo:rsid="005b0f84"/>
    </style:style>
    <style:style style:name="T53" style:family="text">
      <style:text-properties officeooo:rsid="005cb3d4"/>
    </style:style>
    <style:style style:name="T54" style:family="text">
      <style:text-properties officeooo:rsid="005e921b"/>
    </style:style>
    <style:style style:name="T55" style:family="text">
      <style:text-properties officeooo:rsid="005ed633"/>
    </style:style>
    <style:style style:name="T56" style:family="text">
      <style:text-properties officeooo:rsid="00635c3e"/>
    </style:style>
    <style:style style:name="T57" style:family="text">
      <style:text-properties officeooo:rsid="0064ecb7"/>
    </style:style>
    <style:style style:name="T58" style:family="text">
      <style:text-properties officeooo:rsid="00662fb1"/>
    </style:style>
    <style:style style:name="T59" style:family="text">
      <style:text-properties officeooo:rsid="006825dc"/>
    </style:style>
    <style:style style:name="T60" style:family="text">
      <style:text-properties officeooo:rsid="0069eb37"/>
    </style:style>
    <style:style style:name="T61" style:family="text">
      <style:text-properties officeooo:rsid="006b464c"/>
    </style:style>
    <style:style style:name="T62" style:family="text">
      <style:text-properties officeooo:rsid="006e3a81"/>
    </style:style>
    <style:style style:name="T63" style:family="text">
      <style:text-properties officeooo:rsid="006f628f"/>
    </style:style>
    <style:style style:name="T64" style:family="text">
      <style:text-properties officeooo:rsid="00735eae"/>
    </style:style>
    <style:style style:name="T65" style:family="text">
      <style:text-properties officeooo:rsid="007366ab"/>
    </style:style>
    <style:style style:name="T66" style:family="text">
      <style:text-properties officeooo:rsid="007637a0"/>
    </style:style>
    <style:style style:name="T67" style:family="text">
      <style:text-properties officeooo:rsid="00778881"/>
    </style:style>
    <style:style style:name="T68" style:family="text">
      <style:text-properties officeooo:rsid="00780f98"/>
    </style:style>
    <style:style style:name="T69" style:family="text">
      <style:text-properties officeooo:rsid="0081319f"/>
    </style:style>
    <style:style style:name="T70" style:family="text">
      <style:text-properties officeooo:rsid="008259a9"/>
    </style:style>
    <style:style style:name="T71" style:family="text">
      <style:text-properties officeooo:rsid="009190ed"/>
    </style:style>
    <style:style style:name="T72" style:family="text">
      <style:text-properties officeooo:rsid="0092890f"/>
    </style:style>
    <style:style style:name="T73" style:family="text">
      <style:text-properties officeooo:rsid="0095197b"/>
    </style:style>
    <style:style style:name="T74" style:family="text">
      <style:text-properties officeooo:rsid="00955762"/>
    </style:style>
    <style:style style:name="T75" style:family="text">
      <style:text-properties officeooo:rsid="0070b802"/>
    </style:style>
    <style:style style:name="T76" style:family="text">
      <style:text-properties officeooo:rsid="00872a18"/>
    </style:style>
    <style:style style:name="T77" style:family="text">
      <style:text-properties officeooo:rsid="008a28af"/>
    </style:style>
    <style:style style:name="T78" style:family="text">
      <style:text-properties officeooo:rsid="00733c83"/>
    </style:style>
    <style:style style:name="T79" style:family="text">
      <style:text-properties officeooo:rsid="008dd76a"/>
    </style:style>
    <style:style style:name="T80" style:family="text">
      <style:text-properties officeooo:rsid="008e8b80"/>
    </style:style>
    <style:style style:name="T81" style:family="text">
      <style:text-properties officeooo:rsid="008f9ac0"/>
    </style:style>
    <style:style style:name="T82" style:family="text">
      <style:text-properties officeooo:rsid="009968be"/>
    </style:style>
    <style:style style:name="T83" style:family="text">
      <style:text-properties officeooo:rsid="009ecfb1"/>
    </style:style>
    <style:style style:name="T84" style:family="text">
      <style:text-properties officeooo:rsid="00a1c5e4"/>
    </style:style>
    <style:style style:name="T85" style:family="text">
      <style:text-properties officeooo:rsid="00a39320"/>
    </style:style>
    <style:style style:name="T86" style:family="text">
      <style:text-properties officeooo:rsid="00a4a412"/>
    </style:style>
    <style:style style:name="T87" style:family="text">
      <style:text-properties officeooo:rsid="00a7088f"/>
    </style:style>
    <style:style style:name="T88" style:family="text">
      <style:text-properties officeooo:rsid="00b5c217"/>
    </style:style>
    <style:style style:name="T89" style:family="text">
      <style:text-properties officeooo:rsid="00b8343c"/>
    </style:style>
    <style:style style:name="T90" style:family="text">
      <style:text-properties officeooo:rsid="00b987de"/>
    </style:style>
    <style:style style:name="T91" style:family="text">
      <style:text-properties officeooo:rsid="00beb28d"/>
    </style:style>
    <style:style style:name="T92" style:family="text">
      <style:text-properties officeooo:rsid="00cb1403"/>
    </style:style>
    <style:style style:name="T93" style:family="text">
      <style:text-properties officeooo:rsid="00cd044a"/>
    </style:style>
    <style:style style:name="T94" style:family="text">
      <style:text-properties officeooo:rsid="00d0b951"/>
    </style:style>
    <style:style style:name="T95" style:family="text">
      <style:text-properties officeooo:rsid="00d2213b"/>
    </style:style>
    <style:style style:name="T96" style:family="text">
      <style:text-properties officeooo:rsid="00d3af0d"/>
    </style:style>
    <style:style style:name="T97" style:family="text">
      <style:text-properties officeooo:rsid="00d47ed2"/>
    </style:style>
    <style:style style:name="T98" style:family="text">
      <style:text-properties officeooo:rsid="00d49d07"/>
    </style:style>
    <style:style style:name="T99" style:family="text">
      <style:text-properties officeooo:rsid="00d56caa"/>
    </style:style>
    <style:style style:name="T100" style:family="text">
      <style:text-properties officeooo:rsid="00d6a416"/>
    </style:style>
    <style:style style:name="T101" style:family="text">
      <style:text-properties officeooo:rsid="00d76ff6"/>
    </style:style>
    <style:style style:name="T102" style:family="text">
      <style:text-properties officeooo:rsid="00da2343"/>
    </style:style>
    <style:style style:name="T103" style:family="text">
      <style:text-properties officeooo:rsid="00df68d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itam wszystkich, nazywam się Igor Matynia i dzisiaj przedstawię </text:span><text:span text:style-name="T29">wam </text:span><text:span text:style-name="T1">prezentację dotyczącą mojej pracy inżynierskiej zatytułowanej „System do analizy dźwięków jelitowych”. </text:span><text:span text:style-name="T21">Moim promotorem jest profesor Robert Nowak.</text:span></text:p>
      <text:p text:style-name="P1">&lt;<text:span text:style-name="T2">Przedstawienie agendy prezentacji&gt;</text:span></text:p>
      <text:h text:style-name="P32" text:outline-level="2">Cel pracy inżynierskiej</text:h>
      <text:p text:style-name="P53">Słowami wstępu postaram się określić cel mojej pracy inżynierskiej. Zacznijmy od wyjaśnienia, czym są dźwięki jelitowe. W trakcie typowego funkcjonowania organizmu ludzkiego jelita pozostają w ciągłym ruchu, generując dźwięki, które najczęściej są niesłyszalne dla ludzkiego ucha. Aby wykryć te dźwięki w specjalnie przygotowanym nagraniu <text:span text:style-name="T99">dźwiękowym</text:span>, potrzebna jest cenna uwaga i czas specjalisty przeglądającego nagranie pacjenta &lt;tutaj odtwórz przykładowy dźwięk audio <text:span text:style-name="T91">w audacity</text:span>&gt;. Dźwięki jelitowe mogą być wykorzystywane do nieinwazyjnej analizy aktywności jelitowej, co może pomóc w diagnozowaniu m.in. zespołu jelita drażliwego (ang. <text:span text:style-name="Emphasis">Irritable Bowel Syndrome</text:span>). Metoda ta jest szczególnie przydatna przy detekcji tego schorzenia u dzieci, które nie są w stanie same opisać swoich dolegliwości.</text:p>
      <text:p text:style-name="P58"><text:span text:style-name="T3">Badania na większą skalę, dotyczące powiązania chorób i aktywności jelitowej, nie zostały jeszcze przeprowadzone ze względu na czasochłonność i kosztowność procesu ich detekcji. </text:span></text:p>
      <text:h text:style-name="P33" text:outline-level="2">Założenia funkcjonalne</text:h>
      <text:p text:style-name="P58"><text:span text:style-name="T3">- </text:span><text:span text:style-name="T11">System pozwala na wykrywanie i oznaczanie dźwięków jelitowych w nagraniu dźwiękowym</text:span></text:p>
      <text:p text:style-name="P58"><text:span text:style-name="T11">- Wykrywanie jedynie dźwięków </text:span><text:span text:style-name="T13">jelitowych typu pojedynczego</text:span></text:p>
      <text:p text:style-name="P58"><text:span text:style-name="T14">- </text:span><text:span text:style-name="T15">Użytkownik może dostosować dokładność inferencji</text:span></text:p>
      <text:p text:style-name="P58"><text:span text:style-name="T16">- Rezultatem </text:span><text:span text:style-name="T17">działania modelu</text:span><text:span text:style-name="T16"> jest plik CS</text:span><text:span text:style-name="T18">V </text:span><text:span text:style-name="T19">z oznaczeniami przedziałów czasowych występowania dźwięków jelitowych</text:span></text:p>
      <text:h text:style-name="P33" text:outline-level="2">Założenia niefunkcjonalne</text:h>
      <text:p text:style-name="P50">- <text:span text:style-name="T59">Model przyjmuje p</text:span>lik<text:span text:style-name="T59">i</text:span> <text:span text:style-name="T93">dźwiękowe</text:span> 44.1kHz <text:span text:style-name="T82">24</text:span>-bit</text:p>
      <text:p text:style-name="P50">- <text:span text:style-name="T60">Dźwięki jelitowe które zostaną wykryte muszą mieć długość mniejszą niż 0,2s</text:span></text:p>
      <text:p text:style-name="P50">- <text:span text:style-name="T61">Długość pojedynczego okna to 0,2s</text:span></text:p>
      <text:p text:style-name="P50">- <text:span text:style-name="T92">Wykorzystana zostanie głęboka sieć neuronowa, a w szczególności sieci konwolucyjne</text:span></text:p>
      <text:p text:style-name="P50"/>
      <text:p text:style-name="P51">Specyfika danych przed</text:p>
      <text:p text:style-name="P50"/>
      <text:p text:style-name="P58"><text:span text:style-name="T3">Dźwięki jelitowe dzielą się na cztery główne typy: pojedyncze (ang. </text:span><text:span text:style-name="Emphasis"><text:span text:style-name="T3">single burst bowel sounds &lt;</text:span></text:span><text:span text:style-name="Emphasis"><text:span text:style-name="T9">2x lewy dolny&gt;</text:span></text:span><text:span text:style-name="T3">), wyraźne (ang. </text:span><text:span text:style-name="Emphasis"><text:span text:style-name="T3">distinct burst bowel sounds &lt;</text:span></text:span><text:span text:style-name="Emphasis"><text:span text:style-name="T8">2x lewy górny&gt;</text:span></text:span><text:span text:style-name="T3">), wielokrotne (ang. </text:span><text:span text:style-name="Emphasis"><text:span text:style-name="T3">multiple burst bowel sounds &lt;</text:span></text:span><text:span text:style-name="Emphasis"><text:span text:style-name="T10">prawy dolny</text:span></text:span><text:span text:style-name="Emphasis"><text:span text:style-name="T3">&gt;</text:span></text:span><text:span text:style-name="T3">) oraz losowe dźwięki jelitowe (ang. </text:span><text:span text:style-name="Emphasis"><text:span text:style-name="T3">random bowel sounds &lt;</text:span></text:span><text:span text:style-name="Emphasis"><text:span text:style-name="T8">górny prawy długi&gt;</text:span></text:span><text:span text:style-name="T3">) &lt;pokaż na prezentacji obrazek&gt;.</text:span></text:p>
      <text:p text:style-name="P30"><text:span text:style-name="T3">W mojej pracy skupię się na wykrywaniu pojedynczych (</text:span><text:span text:style-name="Emphasis"><text:span text:style-name="T3">single burst bowel sounds</text:span></text:span><text:span text:style-name="T3">), ponieważ występują one najczęściej – nawet kilka razy na sekundę, są stosunkowo krótkie (zaledwie 20–50 ms), a zakres ich częstotliwości mieści się w przedziale od 50 do 2000 Hz. Są one również najbardziej przydatne do analizy aktywności jelitowej. Losowe dźwięki jelitowe występują natomiast najrzadziej i są również znane jako „bulgotanie żołądka” odczuwane w przypadku głodu.</text:span></text:p>
      <text:h text:style-name="P32" text:outline-level="2"><text:soft-page-break/>Charakterystyka danych wejściowych</text:h>
      <text:p text:style-name="P14">Dźwięki jelitowe pozyskuje się specjalnie przygotowanym mikrofonem przymocowanym w okolicach brzucha dla największej czułości i dokładności pomiarów dźwięków jelitowych. &lt;<text:span text:style-name="T20">obrazek na slajdzie&gt;. </text:span><text:span text:style-name="T22">Dźwięk jest nagrywany z częstością odświeżania wysokości 44100 Hz </text:span><text:span text:style-name="T23">z dokładnością </text:span><text:span text:style-name="T82">24</text:span><text:span text:style-name="T23">-bit </text:span><text:span text:style-name="T24">liczby zmiennoprzecinkowej. </text:span><text:span text:style-name="T25">W ramach wstępnego przetwarzania danych aplikowany jest filtr dolno przepustowy, odcinający częstotliwości powyżej 2000Hz. Tak jak to zostało wcześniej wspomniane, interesujące nas dźwięki występują w przedziale częstotliwości od 50-2000Hz. Dodatkowo nagranie </text:span><text:span text:style-name="T98">dźwiękowe</text:span><text:span text:style-name="T25"> jest </text:span><text:span text:style-name="T30">przekształcone</text:span><text:span text:style-name="T25"> na spektrogram o parametrach </text:span><text:span text:style-name="T26">generujących 126 wiaderek rozdzielczości częstotliwości w przedziale ograniczonym filtrem oraz 1575 wiaderek rozdzielczości </text:span><text:span text:style-name="T27">w wymiarze czasowym </text:span><text:span text:style-name="T26">dla każdej sekundy nagrania. </text:span><text:span text:style-name="T28">Spektrogram jest następnie normalizowany w skali danego pliku </text:span><text:span text:style-name="T97">dźwiękowego</text:span><text:span text:style-name="T28">. </text:span><text:span text:style-name="T30">Tak przygotowane dane mogą być następnie przekazane do mojego rozwiązania w celach treningowych bądź w celu analizy i inferencji. &lt;</text:span><text:span text:style-name="T31">Na prezentacji pokazane WAV → Spektrogram&gt;</text:span></text:p>
      <text:h text:style-name="P32" text:outline-level="2">Charakterystyka danych wyjściowych</text:h>
      <text:p text:style-name="P16">Rezultatem działania modelu jest plik CSV zawierający adnotacje do pliku <text:span text:style-name="T96">dźwiękowego</text:span>. Adnotacje te określają przedział czasowy, w którym znajduje się dźwięk jelitowy, w postaci punktu początkowego i końcowego względem początku pliku <text:span text:style-name="T95">dźwiękowego</text:span>, wyrażonych w sekundach. W zbiorze danych, z którego miałem okazję korzystać, znajdują się również kolumny wskazujące przedział częstotliwości oraz klasę dźwięku. Jednak te pola zostały pominięte w moim rozwiązaniu, ponieważ są one zdefiniowane tylko dla ograniczonego podzbioru dźwięków jelitowych i nie są wystarczająco użyteczne do analiz medycznych.</text:p>
      <text:p text:style-name="P5">Podsumowując, jako dane wejściowe otrzymujemy nagranie <text:span text:style-name="T94">dźwiękowe</text:span>, które następnie poddajemy filtracji, przekształcamy w spektrogram, przetwarzamy modelem i otrzymujemy plik CSV z przedziałami czasowymi zawierającymi dźwięki jelitowe. &lt;Na prezentacji przedstawione: wav → spektrogram → spektrogram + ground truth&gt;.</text:p>
      <text:p text:style-name="P15"/>
      <text:h text:style-name="P37" text:outline-level="2"/>
      <text:h text:style-name="P32" text:outline-level="2">Szczegółowy opis rozwiązania</text:h>
      <text:h text:style-name="P40" text:outline-level="4">Źródło inspiracji</text:h>
      <text:p text:style-name="P17">Zastanówmy się do czego sprowadza się problem <text:span text:style-name="T35">wykrywania dźwięków jelitowych</text:span>. Na wejściu <text:span text:style-name="T36">model otrzymuje</text:span> dwu wymiarową macierz wartości natężenia częstotliwości, czyli obraz spektrogramu. Na wyjściu znajdować się mają oznaczenia przedziałów czasowych zawierających dźwięki jelitowe. Każdy dźwięk jelitowy możemy potraktować jak pewien wzorzec, który chcemy wykryć na obrazie <text:span text:style-name="T37">i</text:span> wydedukować odpowiadający mu zakres. <text:span text:style-name="T32">Jest to problem analogiczny do wyszukiwania obiektów na obrazach RGB, </text:span><text:span text:style-name="T33">lecz znacznie uproszczony – zamiast wielu kanałów koloru mamy obraz monochromatyczny oraz zamiast dwuwymiarowego </text:span><text:span text:style-name="T37">obszaru</text:span><text:span text:style-name="T33"> ograniczającego </text:span><text:span text:style-name="T38">lub maski </text:span><text:span text:style-name="T33">wo</text:span><text:span text:style-name="T34">k</text:span><text:span text:style-name="T33">oło obiektu wyznaczamy jedynie jednowymiarowy zakres czasowy. </text:span><text:span text:style-name="T39">Ze względu na te uproszczenia nie zdecydowałem się na korzystanie z metod state-of-the-art takich jak nowe wersje architektury YOLO </text:span><text:span text:style-name="T46">(you only look once, czyli spoglądasz tylko raz odnoszące się do faktu iż ta architektura przegląda cały obraz za jednym razem i skupia się na szybkości detekcji)</text:span><text:span text:style-name="T39">, lub nawet korzystania z [back-bone’ów] </text:span><text:span text:style-name="T40">przetrenowanych na obrazach z prawdziwego świata. Uznałem, </text:span><text:span text:style-name="T41">że byłoby to nieadekwatne do tego </text:span><text:span text:style-name="T42">zagadnienia, </text:span><text:span text:style-name="T47">ze względu na brak odzwierciedlenia w obrazach z </text:span><text:soft-page-break/><text:span text:style-name="T47">prawdziwego świata</text:span><text:span text:style-name="T41">. </text:span><text:span text:style-name="T43">Zdecydowałem aby zaimplementować architekturę pokroju „Region Based CNN” czyli regionowa sieć konwolucyjna. </text:span><text:span text:style-name="T44">W przeszłości architektura ta była używana w celu detekcji obiektów na obrazie, lecz została </text:span><text:span text:style-name="T48">ona na przestrzeni lat </text:span><text:span text:style-name="T44">zastąpiona znacznie </text:span><text:span text:style-name="T45">bardziej skutecznymi </text:span><text:span text:style-name="T44">metodami.</text:span></text:p>
      <text:h text:style-name="P41" text:outline-level="4">Ogólny zarys <text:span text:style-name="T49">stworzonego </text:span>modelu</text:h>
      <text:p text:style-name="P18">Proponowane rozwiązanie dzieli problem na dwa główne etapy: szeroką klasyfikację binarną <text:span text:style-name="T56">okien</text:span>, która identyfikuje potencjalne regiony zainteresowania, oraz etap <text:span text:style-name="T56">zawężania przedziału</text:span>, w którym precyzyjnie określany jest czas występowania wykrytych dźwięków. Realizacja tych kroków opiera się na współpracy dwóch sieci neuronowych konwolucyjnych:</text:p>
      <text:list text:style-name="L1">
        <text:list-item>
          <text:p text:style-name="P52">Model klasyfikacji okien – Ten model wykonuje wstępne skanowanie dźwięku, identyfikując regiony, które potencjalnie zawierają dźwięki jelitowe. Pełni on rolę filtra, wybierając obszary warte dalszej analizy. &lt;<text:span text:style-name="T57">wykres ilustrujący wybór&gt;</text:span></text:p>
        </text:list-item>
        <text:list-item>
          <text:p text:style-name="P52">Model estymacji zakresu czasowego – Drugi model koncentruje się na regionach wyznaczonych przez pierwszy model, określając dokładniejszy zakres czasowy w obrębie wybranego okna, w którym znajdują się dźwięki jelitowe. &lt;<text:span text:style-name="T58">wykres ilustrujący zawężenie&gt;</text:span></text:p>
        </text:list-item>
      </text:list>
      <text:h text:style-name="P42" text:outline-level="4">Model klasyfikujący okna</text:h>
      <text:p text:style-name="P19">Model ten jest zaimplementowany jako konwolucyjna sieć neuronowa (CNN), która przetwarza segmenty dźwięku o długości 0,2 sekundy, reprezentowane jako monochromatyczne spektrogramy. Każdy segment spektrogramu ma rozmiar 315 pikseli (rozdzielczość czasowa) na 126 pikseli (rozdzielczość częstotliwościowa), jak wspomniano w rozdziale o przygotowaniu danych.</text:p>
      <text:p text:style-name="P3"><text:span text:style-name="T59">&lt;</text:span><text:span text:style-name="T62">obrazek architektury&gt;</text:span></text:p>
      <text:p text:style-name="P3"><text:span text:style-name="T59">Architektura modelu składa się z trzech warstw konwolucyjnych, </text:span><text:span text:style-name="T63">po każdej z których następuje warstwa </text:span><text:span text:style-name="T59">maksymalnego wybierania (max pooling), co pozwala stopniowo redukować wymiary przestrzenne przy jednoczesnym wychwytywaniu istotnych cech. Po nich następują dwie w pełni połączone warstwy liniowe, które wykorzystują funkcje aktywacji Leaky ReLU. Warstwa wyjściowa składa się z jednego neuronu z funkcją aktywacji sigmoidalnej, która zwraca wartość wskazującą na pewność obecności dźwięków jelitowych w danym 0,2-sekundowym oknie.</text:span></text:p>
      <text:p text:style-name="P19">To wyjście binarne — w zakresie od 0 do 1 — pełni rolę filtra, określając, które obszary nagrania <text:span text:style-name="T101">dźwiękowego</text:span> powinny zostać przekazane do kolejnego etapu w celu dokładniejszego oszacowania zakresu czasowego.</text:p>
      <text:h text:style-name="P43" text:outline-level="4"><text:span text:style-name="T59">M</text:span>odel estymacji zakresu czasowego</text:h>
      <text:p text:style-name="P20">Model estymacji przedziału czasowego precyzuje wykrycie, wskazując dokładny zakres czasowy dźwięku jelitowego w obrębie okna wybranego przez model klasyfikacji. Jako dane wejściowe przyjmuje ten sam monochromatyczny segment spektrogramu, który model klasyfikacji zidentyfikował jako potencjalnie zawierający dźwięk jelitowy. Wyjście modelu składa się z dwóch neuronów, których wartości definiują przedział czasowy dźwięku, reprezentowany jako skala i przesunięcie względem <text:span text:style-name="T83">początku</text:span> okna wejściowego.</text:p>
      <text:p text:style-name="P20">Interpretacja przedziału czasowego przebiega następująco:</text:p>
      <text:p text:style-name="P20">Skala – Określa długość wykrytego obszaru względem okna wejściowego.</text:p>
      <text:p text:style-name="P20"><text:soft-page-break/>Przesunięcie – Reprezentuje przesunięcie względem środka okna, wskazując dokładne położenie dźwięku jelitowego w segmencie.</text:p>
      <text:p text:style-name="P4"><text:span text:style-name="T65">&lt;</text:span><text:span text:style-name="T67">przykłady offsetu i skali&gt;</text:span></text:p>
      <text:p text:style-name="P4"><text:span text:style-name="T65">Na przykład przedział czasowy o skali 1,0 i przesunięciu 0,5 wskazywałby, że całe okno zawiera dźwięk jelitowy i nie wymaga dalszego dostosowania. Z kolei okno o parametrach 0,2 dla skali i 0,25 dla przesunięcia oznaczałoby — przy długości okna 0,2 sekundy — że dźwięk jelitowy występuje od 0,03 sekundy do 0,07 sekundy </text:span><text:span text:style-name="T68">względem</text:span><text:span text:style-name="T65"> początku okna.</text:span></text:p>
      <text:p text:style-name="P4"><text:span text:style-name="T65">&lt;</text:span><text:span text:style-name="T66">Architektura modelu&gt;</text:span></text:p>
      <text:p text:style-name="P20">Architektura tego modelu jest analogiczna do architektury modelu klasyfikacji, składając się z trzech warstw konwolucyjnych oraz dwóch w pełni połączonych warstw liniowych. Warstwy wewnętrzne wykorzystują funkcje aktywacji Leaky ReLU, aby wprowadzić nieliniowość, natomiast warstwa wyjściowa stosuje funkcję aktywacji sigmoidalną, co zapewnia, że wartości skali i przesunięcia pozostają w odpowiednim zakresie.</text:p>
      <text:p text:style-name="P20">Tak skonfigurowany model umożliwia precyzyjne dostosowanie okna detekcji, dzięki czemu może dokładnie wskazać przedział czasowy dźwięku jelitowego na podstawie wejściowego spektrogramu.</text:p>
      <text:h text:style-name="P44" text:outline-level="4"><text:span text:style-name="T59">O</text:span>pis metryk</text:h>
      <text:h text:style-name="P45" text:outline-level="6">IOU w jednym wymiarze</text:h>
      <text:p text:style-name="P7"><text:span text:style-name="T75">&lt;</text:span><text:span text:style-name="T76">obrazek ilustrujący nakładające się obszary&gt;</text:span></text:p>
      <text:p text:style-name="P24"><text:span text:style-name="T76">I</text:span>OU – intersection over union, czyli przecięcie przez sumę, jest metryką często wykorzystywaną przy problemach detekcji obiektów na obrazie do określania jakości obszarów ograniczających. <text:span text:style-name="T77">W celu adaptacji tej metryki do mojego rozwiązania zaimplementowałem 1-wymiarową wersję tej metryki. </text:span></text:p>
      <text:h text:style-name="P46" text:outline-level="6">Binarna entropia krzyżowa z wagami</text:h>
      <text:p text:style-name="P8"><text:span text:style-name="T78">&lt;</text:span><text:span text:style-name="T79">wzór na BCE&gt;</text:span></text:p>
      <text:p text:style-name="P25">BCE zostało zastosowane przy trenowaniu <text:span text:style-name="T80">modelu klasyfikującego. </text:span><text:span text:style-name="T81">Jest to często wykorzystywana metryka dla zadań klasyfikacji binarnej.</text:span></text:p>
      <text:h text:style-name="P47" text:outline-level="6" text:is-list-header="true">Macierz pomyłek</text:h>
      <text:p text:style-name="P22"><text:span text:style-name="T64">&lt;</text:span>ilustracja z nakładającymi się przedziałami&gt;</text:p>
      <text:p text:style-name="P22">W przypadku mojego rozwiązania macierz pomyłek została policzona w następujący sposób:</text:p>
      <text:p text:style-name="P22">- poprawne pozytywne (TP) – sumaryczna długość obszarów pokrytych jednocześnie przez przedziały wartości rzeczywistej oraz predykcji</text:p>
      <text:p text:style-name="P22">- poprawne negatywne (TN) – sumaryczna długość przedziałów nie zawierających się w żadnym przedziale</text:p>
      <text:p text:style-name="P22">- błedne pozytywne (FP) – sumaryczna długość obszarów zawierających się wyłącznie w obszarze predykcji</text:p>
      <text:p text:style-name="P22">- błędne negatywne (FN) – sumaryczna długość obszarów znajdujących się wyłącznie w obszarze wartości rzeczywistej</text:p>
      <text:p text:style-name="P23"><text:soft-page-break/>Z tej definicji macierzy pomyłek możemy także wyliczyć średnią wartość metryki IOU jako TP / (FP + TP + FN).</text:p>
      <text:h text:style-name="P48" text:outline-level="6" text:is-list-header="true">Proces trenowania sieci</text:h>
      <text:p text:style-name="P2">W każdej <text:span text:style-name="T103">epoce trenowania</text:span> losowo wybierane są okna z uprzednio zdefiniowanych regionów próbkowania, które zostały wyznaczone przed rozpoczęciem trenowania. Regiony te wyznaczają obszary, które można sklasyfikować jako zawierające dźwięki jelitowe lub wolne od takich dźwięków. Przygotowanie to zapewnia dostępność zarówno przykładów pozytywnych (dźwięki jelitowe), jak i negatywnych (brak dźwięków jelitowych) do treningu. Każdemu pozytywnemu regionowi przypisano jego najlepiej dopasowany dźwięk jelitowy – <text:span text:style-name="T71">ten najbliższy środku przedziału</text:span>.</text:p>
      <text:p text:style-name="P5">Aby zwiększyć odporność modelu, <text:span text:style-name="T72">zastosowana została augmentacja</text:span> danych w postaci szumu Gaussowskiego. Szum ten dodawany jest bezpośrednio do spektrogramu, przy czym odchylenie standardowe jest losowo wybierane z przedziału od 0 do 0,25. Podejście to wspomaga uogólnianie modelu, czyniąc go bardziej odpornym na drobne wariacje w danych wejściowych.</text:p>
      <text:p text:style-name="P5">Obydwie sieci konwolucyjne — Model Klasyfikacji oraz Model Estymacji Przedziału Czasowego — są trenowane niezależnie, choć na tym samym zbiorze danych.</text:p>
      <text:list text:style-name="L2">
        <text:list-item>
          <text:p text:style-name="P54"><text:span text:style-name="Strong_20_Emphasis"><text:span text:style-name="T3">Model Klasyfikacji</text:span></text:span><text:span text:style-name="T3"> – Model ten jest trenowany zarówno na przykładach pozytywnych, jak i negatywnych. Z uwagi na znaczną nierównowagę w zbiorze danych — gdzie około 90% nagrań </text:span><text:span text:style-name="T12">dźwiękowych</text:span><text:span text:style-name="T3"> nie zawiera dźwięków jelitowych — w trakcie trenowania wykorzystywana jest większa liczba przykładów negatywnych. Aby zniwelować tę nierównowagę, stosuje się ważoną funkcję straty opartą na binarnej entropii krzyżowej. Wagi te dostosowują istotność regionów zawierających dźwięki jelitowe względem pustych regionów w proporcji 3:1, zapewniając, że model nie </text:span><text:span text:style-name="T4">zniekształci się aby</text:span><text:span text:style-name="T3"> domyślnie przewidywać braku dźwięków jelitowych. Takie ważenie jest stosowane zarówno przy próbkowaniu danych treningowych, jak i przy obliczaniu funkcji straty. &lt;</text:span><text:span text:style-name="T6">screenshot z WandB&gt;</text:span></text:p>
        </text:list-item>
        <text:list-item>
          <text:p text:style-name="P55"><text:span text:style-name="Strong_20_Emphasis"><text:span text:style-name="T3">Model Estymacji Przedziału Czasowego</text:span></text:span><text:span text:style-name="T3"> – W przeciwieństwie do powyższego, model ten jest trenowany wyłącznie na oknach zawierających dźwięki jelitowe. </text:span><text:span text:style-name="T5">Podstawowym założeniem jest to</text:span><text:span text:style-name="T3">, że Model Estymacji Przedziału Czasowego przetwarza okna jedynie wtedy, gdy są w nich obecne dźwięki jelitowe. </text:span><text:span text:style-name="T5">Zapewnia to model klasyfikacji.</text:span><text:span text:style-name="T3"> Zastosowana funkcja straty to zmodyfikowana funkcja Intersection over Union (IoU) </text:span><text:span text:style-name="T5">opisana wcześniej.</text:span><text:span text:style-name="T3"> Dzięki tej modyfikacji model może trafniej przewidywać przedziały czasowe w jednowymiarowym spektrogramie wejściowym, precyzyjnie wyznaczając granice dźwięków jelitowych. &lt;</text:span><text:span text:style-name="T6">screenshot z WandB&gt; </text:span><text:span text:style-name="T7">dodatkowo histogram IOU</text:span></text:p>
        </text:list-item>
      </text:list>
      <text:p text:style-name="P5">Podsumowując, podejście polegające na trenowaniu dwóch modeli zapewnia, że każdy z nich jest wyspecjalizowany w swoim zadaniu: Model Klasyfikacji identyfikuje potencjalne regiony zainteresowania, a Model Estymacji Przedziału Czasowego doprecyzowuje te detekcje, ustalając dokładne przedziały czasowe.</text:p>
      <text:h text:style-name="P49" text:outline-level="6" text:is-list-header="true">Inferencja przy użyciu modelu</text:h>
      <text:p text:style-name="P21">Faza inferencji polega na wykorzystaniu wytrenowanych modeli do wykrywania dźwięków jelitowych w nowych nagraniach <text:span text:style-name="T102">dźwiękowych</text:span>. Proces ten jest kontrolowany przez trzy kluczowe parametry, które wpływają na zachowanie algorytmu:</text:p>
      <text:list text:style-name="L3">
        <text:list-item>
          <text:p text:style-name="P56"><text:soft-page-break/><text:span text:style-name="Strong_20_Emphasis"><text:span text:style-name="T3">Próg detekcji</text:span></text:span><text:span text:style-name="T3"> – Określa minimalny poziom pewności, który model klasyfikacji musi osiągnąć, aby oznaczyć okno do dalszej analizy. Jeśli wynik pewności modelu dla danego okna przekracza ten próg, okno uznawane jest za prawdopodobnie zawierające dźwięk jelitowy.</text:span></text:p>
        </text:list-item>
        <text:list-item>
          <text:p text:style-name="P56"><text:span text:style-name="Strong_20_Emphasis"><text:span text:style-name="T3">Nakładanie okien</text:span></text:span><text:span text:style-name="T3"> – Ten parametr określa stopień nakładania się kolejnych okien podczas skanowania nagrania audio przez algorytm. Większe nakładanie oznacza, że każda część nagrania będzie analizowana wielokrotnie z różnych perspektyw, co zwiększa precyzję detekcji.</text:span></text:p>
        </text:list-item>
        <text:list-item>
          <text:p text:style-name="P57"><text:span text:style-name="Strong_20_Emphasis"><text:span text:style-name="T3">Ułamek głosów</text:span></text:span><text:span text:style-name="T3"> – Jest to ostateczny próg decyzyjny, który określa, które regiony zostaną ostatecznie oznaczone jako zawierające dźwięki jelitowe. Oblicza się go jako sumę wyników detekcji dla nakładających się okien, znormalizowaną przez liczbę nakładań. Ten parametr decyduje o progu, przy którym region klasyfikowany jest jako zawierający dźwięk jelitowy.</text:span></text:p>
        </text:list-item>
      </text:list>
      <text:p text:style-name="P5">Proces inferencji rozpoczyna się od przekształcenia nagrania <text:span text:style-name="T100">dźwiękowgo</text:span> na sekwencję okien spektrogramu. Okna te są przesunięte względem siebie zgodnie z parametrem nakładania okien, co zapewnia, że każda część nagrania zostanie przeanalizowana wielokrotnie.</text:p>
      <text:p text:style-name="P5">Następnie model klasyfikacji stosowany jest do każdego okna, generując wynik pewności określający prawdopodobieństwo wystąpienia dźwięku jelitowego. Jeśli wynik pewności przekracza określony próg detekcji, okno zostaje oznaczone do dalszej analizy. W tym momencie wykorzystywany jest model estymacji przedziału czasowego, który szacuje dokładną lokalizację dźwięku jelitowego w wybranym oknie.</text:p>
      <text:p text:style-name="P5">Każdy oszacowany region jest traktowany probabilistycznie — wynik pewności modelu jest rozkładany na cały wykryty obszar. Wyniki te są następnie sumowane dla nakładających się okien, co zapewnia złożony wskaźnik pewności dla każdej części nagrania.</text:p>
      <text:p text:style-name="P5">W ostatnim kroku do zsumowanych wyników stosowany jest próg ułamka głosów, aby określić ostateczne lokalizacje dźwięków jelitowych w nagraniu. Regiony, w których średnia pewność osiąga lub przekracza ten próg, są klasyfikowane jako zawierające dźwięki jelitowe.</text:p>
      <text:h text:style-name="P40" text:outline-level="4">Użyte technologie</text:h>
      <text:p text:style-name="P5">&lt;<text:span text:style-name="T73">na slajdzie ikony technologii&gt;</text:span></text:p>
      <text:p text:style-name="P18">Model został zaimplementowany w języku Python przy użyciu biblioteki pytorch. W szczególności wykorzystane zostały moduły odpowiedzialne za sieci konwolucyjne. <text:span text:style-name="T50">Dodatkowo w celu generowania spektrogramu skorzystałem z biblioteki librosa, </text:span><text:span text:style-name="T51">tworzenie wykresów zostało wykonane biblioteką matplotlib oraz inne analizy matematyczne zostały wykonane przy użyciu biblioteki numpy</text:span><text:span text:style-name="T50">. </text:span><text:span text:style-name="T52">Podczas prototypownia korzystałem również z notatników jupyter. </text:span><text:span text:style-name="T53">Wstępne modele zostały wytrenowane przy użyciu mojego prywatnego laptopa z kartą graficzną NVIDIA GeForce GTX 1650 oraz 40GB pamięci RAM. </text:span><text:span text:style-name="T54">Każdy ze wstępnych modeli był trenowany około </text:span><text:span text:style-name="T55">półtorej </text:span><text:span text:style-name="T54">godziny.</text:span></text:p>
      <text:h text:style-name="P38" text:outline-level="3">Wyniki eksperymentów <text:span text:style-name="T69">nowego rozwiązania</text:span></text:h>
      <text:p text:style-name="P13">&lt;<text:span text:style-name="T87">screenshoty przykładowych inferencji, dobrych jak i złych&gt;</text:span></text:p>
      <text:h text:style-name="P39" text:outline-level="3"><text:soft-page-break/>Poprzednie rozwiązanie</text:h>
      <text:p text:style-name="P9">&lt;<text:span text:style-name="T74">ogólna architektura&gt;</text:span></text:p>
      <text:p text:style-name="P13">Jednym z celów mojej pracy było także porównanie jej wyników z istniejącym rozwiązaniem zaproponowanym przez mojego kolegę, [imię i nazwisko], który w [rok] roku opracował metodę opartą na konwolucyjno-rekurencyjnych sieciach neuronowych. W jego rozwiązaniu model przeszukuje nagranie dźwiękowe za pomocą małych okien, które są klasyfikowane, a następnie scalane w przedziały czasowe. Na wejściu tego modelu również znajduje się spektrogram, ale obejmuje on znacznie mniejszy fragment nagrania.</text:p>
      <text:p text:style-name="P5">Potencjalną zaletą mojego podejścia jest to, że dzięki zastosowaniu modelu zawężającego przedział czasowy nie jestem ograniczony wielkością okna, lecz precyzją modelu. Ostateczne parametry przedziałów są inferowane bezpośrednio jako wartości zmiennoprzecinkowe, co pozwala na większą elastyczność i dokładność w określaniu lokalizacji dźwięków jelitowych. <text:span text:style-name="T89">Ograniczeniem mojego modelu natomiast jest fakt, że w przypadku dźwięków zlokalizowanych blisko siebie model może mieć trudności w rozdzieleniu ich, </text:span><text:span text:style-name="T90">ponieważ te same okna mogą zawierać wiele dźwięków</text:span><text:span text:style-name="T89">.</text:span></text:p>
      <text:h text:style-name="P34" text:outline-level="2">Porównanie z poprzednim rozwiązaniem</text:h>
      <text:p text:style-name="P11">&lt;<text:span text:style-name="T87">tabelki&gt;</text:span></text:p>
      <text:p text:style-name="P27">Jak widać, poprzedni model radzi sobie lepiej niż moje rozwiązanie, natomiast też <text:span text:style-name="T88">nie jest niezawodny. </text:span></text:p>
      <text:h text:style-name="P35" text:outline-level="2">Kontynuacja rozwoju <text:span text:style-name="T70">modelu</text:span></text:h>
      <text:p text:style-name="P12">- <text:span text:style-name="T84">Augmentacja – </text:span><text:span text:style-name="T85">coś poza gaussem, </text:span><text:span text:style-name="T86">analogicznie do problemu detekcji na obrazie</text:span></text:p>
      <text:p text:style-name="P12">- <text:span text:style-name="T84">Self supervised learning – dostępne są nagrania bez adnotacji</text:span></text:p>
      <text:p text:style-name="P26">- Eksperymenty z zmienioną wielkością sieci, ilością warstw, hiper parametrów trenowania itd</text:p>
      <text:h text:style-name="P36" text:outline-level="2">Bibliografia</text:h>
      <text:p text:style-name="P6">"Analysis of gastrointestinal acoustic activity using deep neural networks", MDPI Sensors, 2021, doi:10.3390/s21227602, http://dx.doi.org/10.3390/s21227602</text:p>
      <text:p text:style-name="P10"/>
      <text:p text:style-name="P10">https://machinethink.net/blog/bounding-box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16:37:22.903881965</meta:creation-date>
    <dc:date>2024-11-05T13:05:38.523914220</dc:date>
    <meta:editing-duration>PT11H19M58S</meta:editing-duration>
    <meta:editing-cycles>195</meta:editing-cycles>
    <meta:generator>LibreOffice/24.2.6.2$Linux_X86_64 LibreOffice_project/420$Build-2</meta:generator>
    <meta:document-statistic meta:table-count="0" meta:image-count="0" meta:object-count="0" meta:page-count="7" meta:paragraph-count="95" meta:word-count="2394" meta:character-count="18780" meta:non-whitespace-character-count="16458"/>
  </office:meta>
</office:document-meta>
</file>